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-Tabelle_20_Ecke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-Tabelle_20_F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-Tabelle_20_Kategorie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-Tabelle_20_Kategorie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-Tabelle_20_Titel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-Tabelle_20_F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-Tabelle_20_Kategorie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-Tabelle_20_Wert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-Tabelle_20_Wert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-Tabelle_20_Wert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-Tabelle_20_Ergebnis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-Tabelle_20_Ecke">
      <style:table-cell-properties fo:border-bottom="0.99pt solid #000000" fo:border-left="none" fo:border-right="none" fo:border-top="2.01pt solid #000000"/>
    </style:style>
    <style:style style:name="ce13" style:family="table-cell" style:parent-style-name="Pivot-Tabelle_20_Kategorie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-Tabelle_20_Wert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-Tabelle_20_Wert" style:data-style-name="N0"/>
    <style:style style:name="ce16" style:family="table-cell" style:parent-style-name="Pivot-Tabelle_20_Wert">
      <style:table-cell-properties fo:border-bottom="0.99pt solid #000000" fo:border-left="none" fo:border-right="none" fo:border-top="none"/>
    </style:style>
    <style:style style:name="ce17" style:family="table-cell" style:parent-style-name="Pivot-Tabelle_20_Ergebnis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-Tabelle_20_Wert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-Tabelle_20_Wert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-Tabelle_20_Wert">
      <style:table-cell-properties fo:border-bottom="none" fo:border-left="none" fo:border-right="0.99pt solid #000000" fo:border-top="none"/>
    </style:style>
    <style:style style:name="ce21" style:family="table-cell" style:parent-style-name="Pivot-Tabelle_20_Wert">
      <style:table-cell-properties fo:border-bottom="0.99pt solid #000000" fo:border-left="none" fo:border-right="0.99pt solid #000000" fo:border-top="none"/>
    </style:style>
    <style:style style:name="ce22" style:family="table-cell" style:parent-style-name="Pivot-Tabelle_20_Ergebnis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-Tabelle_20_Ecke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-Tabelle_20_Titel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-Tabelle_20_Ergebnis" style:data-style-name="N0">
      <style:table-cell-properties fo:border-bottom="none" fo:border-left="0.99pt solid #000000" fo:border-right="2.01pt solid #000000" fo:border-top="0.99pt solid #000000"/>
    </style:style>
    <style:style style:name="ce26" style:family="table-cell" style:parent-style-name="Pivot-Tabelle_20_Ergebnis" style:data-style-name="N0">
      <style:table-cell-properties fo:border-bottom="none" fo:border-left="0.99pt solid #000000" fo:border-right="2.01pt solid #000000" fo:border-top="none"/>
    </style:style>
    <style:style style:name="ce27" style:family="table-cell" style:parent-style-name="Pivot-Tabelle_20_Ergebnis" style:data-style-name="N0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-Tabelle_20_Ergebnis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responsetime</text:p>
          </table:table-cell>
          <table:table-cell office:value-type="string" calcext:value-type="string">
            <text:p>requestspersecond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5</text:p>
          </table:table-cell>
          <table:table-cell office:value-type="float" office:value="50" calcext:value-type="float">
            <text:p>50</text:p>
          </table:table-cell>
          <table:table-cell office:value-type="float" office:value="220" calcext:value-type="float">
            <text:p>22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5</text:p>
          </table:table-cell>
          <table:table-cell office:value-type="float" office:value="100" calcext:value-type="float">
            <text:p>100</text:p>
          </table:table-cell>
          <table:table-cell office:value-type="float" office:value="430" calcext:value-type="float">
            <text:p>430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5</text:p>
          </table:table-cell>
          <table:table-cell office:value-type="float" office:value="200" calcext:value-type="float">
            <text:p>200</text:p>
          </table:table-cell>
          <table:table-cell office:value-type="float" office:value="410" calcext:value-type="float">
            <text:p>41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7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7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7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php7</text:p>
          </table:table-cell>
          <table:table-cell office:value-type="float" office:value="200" calcext:value-type="float">
            <text:p>200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typo3-7.6.1</text:p>
          </table:table-cell>
          <table:table-cell office:value-type="string" calcext:value-type="string">
            <text:p>hhvm</text:p>
          </table:table-cell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100" calcext:value-type="float">
            <text:p>100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5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php7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dpress-4.4</text:p>
          </table:table-cell>
          <table:table-cell office:value-type="string" calcext:value-type="string">
            <text:p>hhvm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</table:table>
      <table:table table:name="Pivot-Tabelle_Tabelle1_2" table:style-name="ta1">
        <table:shapes>
          <draw:frame draw:z-index="0" draw:style-name="gr1" draw:text-style-name="P1" svg:width="15.999cm" svg:height="8.999cm" svg:x="13.564cm" svg:y="0cm">
            <draw:object draw:notify-on-update-of-ranges="'Pivot-Tabelle_Tabelle1_2'.A3:'Pivot-Tabelle_Tabelle1_2'.A9 'Pivot-Tabelle_Tabelle1_2'.C2:'Pivot-Tabelle_Tabelle1_2'.C2 'Pivot-Tabelle_Tabelle1_2'.C3:'Pivot-Tabelle_Tabelle1_2'.C9 'Pivot-Tabelle_Tabelle1_2'.D2:'Pivot-Tabelle_Tabelle1_2'.D2 'Pivot-Tabelle_Tabelle1_2'.D3:'Pivot-Tabelle_Tabelle1_2'.D9 'Pivot-Tabelle_Tabelle1_2'.B2:'Pivot-Tabelle_Tabelle1_2'.B2 'Pivot-Tabelle_Tabelle1_2'.B3:'Pivot-Tabelle_Tabelle1_2'.B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26"/>
        <table:table-row table:style-name="ro1">
          <table:table-cell table:style-name="ce1" office:value-type="string" calcext:value-type="string">
            <text:p>Summe - responsetime</text:p>
          </table:table-cell>
          <table:table-cell table:style-name="ce6" office:value-type="string" calcext:value-type="string">
            <text:p>Daten</text:p>
          </table:table-cell>
          <table:table-cell table:style-name="ce12" table:number-columns-repeated="2"/>
          <table:table-cell table:style-name="ce23"/>
        </table:table-row>
        <table:table-row table:style-name="ro1">
          <table:table-cell table:style-name="ce2" office:value-type="string" calcext:value-type="string">
            <text:p>concurrency</text:p>
          </table:table-cell>
          <table:table-cell table:style-name="ce7" office:value-type="string" calcext:value-type="string">
            <text:p>hhvm</text:p>
          </table:table-cell>
          <table:table-cell table:style-name="ce13" office:value-type="string" calcext:value-type="string">
            <text:p>php5</text:p>
          </table:table-cell>
          <table:table-cell table:style-name="ce13" office:value-type="string" calcext:value-type="string">
            <text:p>php7</text:p>
          </table:table-cell>
          <table:table-cell table:style-name="ce24" office:value-type="string" calcext:value-type="string">
            <text:p>Gesamt Ergebni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18" office:value-type="float" office:value="10" calcext:value-type="float">
            <text:p>10</text:p>
          </table:table-cell>
          <table:table-cell table:style-name="ce25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30" calcext:value-type="float">
            <text:p>430</text:p>
          </table:table-cell>
          <table:table-cell office:value-type="float" office:value="240" calcext:value-type="float">
            <text:p>240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office:value-type="float" office:value="290" calcext:value-type="float">
            <text:p>290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style-name="Pivot-Tabelle_20_Wert"/>
          <table:table-cell table:style-name="ce20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0" office:value-type="float" office:value="800" calcext:value-type="float">
            <text:p>800</text:p>
          </table:table-cell>
          <table:table-cell table:style-name="ce16"/>
          <table:table-cell table:style-name="ce21"/>
          <table:table-cell table:style-name="ce27" office:value-type="float" office:value="800" calcext:value-type="float">
            <text:p>800</text:p>
          </table:table-cell>
        </table:table-row>
        <table:table-row table:style-name="ro1">
          <table:table-cell table:style-name="ce5" office:value-type="string" calcext:value-type="string">
            <text:p>Gesamt Ergebnis</text:p>
          </table:table-cell>
          <table:table-cell table:style-name="ce11" office:value-type="float" office:value="2170" calcext:value-type="float">
            <text:p>2170</text:p>
          </table:table-cell>
          <table:table-cell table:style-name="ce17" office:value-type="float" office:value="1200" calcext:value-type="float">
            <text:p>1200</text:p>
          </table:table-cell>
          <table:table-cell table:style-name="ce22" office:value-type="float" office:value="730" calcext:value-type="float">
            <text:p>730</text:p>
          </table:table-cell>
          <table:table-cell table:style-name="ce28" office:value-type="float" office:value="4100" calcext:value-type="float">
            <text:p>4100</text:p>
          </table:table-cell>
        </table:table-row>
      </table:table>
      <table:table table:name="Pivot-Tabelle_Tabelle1_1" table:style-name="ta1">
        <table:shapes>
          <draw:frame draw:z-index="0" draw:style-name="gr1" draw:text-style-name="P1" svg:width="15.999cm" svg:height="8.999cm" svg:x="13.592cm" svg:y="0cm">
            <draw:object draw:notify-on-update-of-ranges="'Pivot-Tabelle_Tabelle1_1'.A2:'Pivot-Tabelle_Tabelle1_1'.A2 'Pivot-Tabelle_Tabelle1_1'.A3:'Pivot-Tabelle_Tabelle1_1'.A10 'Pivot-Tabelle_Tabelle1_1'.B2:'Pivot-Tabelle_Tabelle1_1'.B2 'Pivot-Tabelle_Tabelle1_1'.B3:'Pivot-Tabelle_Tabelle1_1'.B10 'Pivot-Tabelle_Tabelle1_1'.C2:'Pivot-Tabelle_Tabelle1_1'.C2 'Pivot-Tabelle_Tabelle1_1'.C3:'Pivot-Tabelle_Tabelle1_1'.C10 'Pivot-Tabelle_Tabelle1_1'.D2:'Pivot-Tabelle_Tabelle1_1'.D2 'Pivot-Tabelle_Tabelle1_1'.D3:'Pivot-Tabelle_Tabelle1_1'.D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453cm" svg:y="9.369cm">
            <draw:object draw:notify-on-update-of-ranges="'Pivot-Tabelle_Tabelle1_1'.A4:'Pivot-Tabelle_Tabelle1_1'.A10 'Pivot-Tabelle_Tabelle1_1'.B2:'Pivot-Tabelle_Tabelle1_1'.B2 'Pivot-Tabelle_Tabelle1_1'.B4:'Pivot-Tabelle_Tabelle1_1'.B10 'Pivot-Tabelle_Tabelle1_1'.C2:'Pivot-Tabelle_Tabelle1_1'.C2 'Pivot-Tabelle_Tabelle1_1'.C4:'Pivot-Tabelle_Tabelle1_1'.C10 'Pivot-Tabelle_Tabelle1_1'.D2:'Pivot-Tabelle_Tabelle1_1'.D2 'Pivot-Tabelle_Tabelle1_1'.D4:'Pivot-Tabelle_Tabelle1_1'.D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19"/>
        <table:table-column table:style-name="co1" table:default-cell-style-name="ce26"/>
        <table:table-row table:style-name="ro1">
          <table:table-cell table:style-name="ce1" office:value-type="string" calcext:value-type="string">
            <text:p>Summe - requestspersecond</text:p>
          </table:table-cell>
          <table:table-cell table:style-name="ce6" office:value-type="string" calcext:value-type="string">
            <text:p>Daten</text:p>
          </table:table-cell>
          <table:table-cell table:style-name="ce12" table:number-columns-repeated="2"/>
          <table:table-cell table:style-name="ce23"/>
        </table:table-row>
        <table:table-row table:style-name="ro1">
          <table:table-cell table:style-name="ce2" office:value-type="string" calcext:value-type="string">
            <text:p>concurrency</text:p>
          </table:table-cell>
          <table:table-cell table:style-name="ce7" office:value-type="string" calcext:value-type="string">
            <text:p>hhvm</text:p>
          </table:table-cell>
          <table:table-cell table:style-name="ce13" office:value-type="string" calcext:value-type="string">
            <text:p>php5</text:p>
          </table:table-cell>
          <table:table-cell table:style-name="ce13" office:value-type="string" calcext:value-type="string">
            <text:p>php7</text:p>
          </table:table-cell>
          <table:table-cell table:style-name="ce24" office:value-type="string" calcext:value-type="string">
            <text:p>Gesamt Ergebni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float" office:value="141" calcext:value-type="float">
            <text:p>141</text:p>
          </table:table-cell>
          <table:table-cell table:style-name="ce14" office:value-type="float" office:value="76" calcext:value-type="float">
            <text:p>76</text:p>
          </table:table-cell>
          <table:table-cell table:style-name="ce18" office:value-type="float" office:value="111" calcext:value-type="float">
            <text:p>111</text:p>
          </table:table-cell>
          <table:table-cell table:style-name="ce25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4" calcext:value-type="float">
            <text:p>514</text:p>
          </table:table-cell>
          <table:table-cell office:value-type="float" office:value="229" calcext:value-type="float">
            <text:p>229</text:p>
          </table:table-cell>
          <table:table-cell office:value-type="float" office:value="378" calcext:value-type="float">
            <text:p>37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232" calcext:value-type="float">
            <text:p>232</text:p>
          </table:table-cell>
          <table:table-cell office:value-type="float" office:value="386" calcext:value-type="float">
            <text:p>386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228" calcext:value-type="float">
            <text:p>228</text:p>
          </table:table-cell>
          <table:table-cell office:value-type="float" office:value="388" calcext:value-type="float">
            <text:p>388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5" calcext:value-type="float">
            <text:p>505</text:p>
          </table:table-cell>
          <table:table-cell office:value-type="float" office:value="230" calcext:value-type="float">
            <text:p>230</text:p>
          </table:table-cell>
          <table:table-cell office:value-type="float" office:value="386" calcext:value-type="float">
            <text:p>386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01" calcext:value-type="float">
            <text:p>501</text:p>
          </table:table-cell>
          <table:table-cell office:value-type="float" office:value="204" calcext:value-type="float">
            <text:p>204</text:p>
          </table:table-cell>
          <table:table-cell office:value-type="float" office:value="340" calcext:value-type="float">
            <text:p>340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8" calcext:value-type="float">
            <text:p>498</text:p>
          </table:table-cell>
          <table:table-cell table:style-name="Pivot-Tabelle_20_Wert"/>
          <table:table-cell table:style-name="ce20"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0" office:value-type="float" office:value="498" calcext:value-type="float">
            <text:p>498</text:p>
          </table:table-cell>
          <table:table-cell table:style-name="ce16"/>
          <table:table-cell table:style-name="ce21"/>
          <table:table-cell table:style-name="ce27" office:value-type="float" office:value="498" calcext:value-type="float">
            <text:p>498</text:p>
          </table:table-cell>
        </table:table-row>
        <table:table-row table:style-name="ro1">
          <table:table-cell table:style-name="ce5" office:value-type="string" calcext:value-type="string">
            <text:p>Gesamt Ergebnis</text:p>
          </table:table-cell>
          <table:table-cell table:style-name="ce11" office:value-type="float" office:value="3666" calcext:value-type="float">
            <text:p>3666</text:p>
          </table:table-cell>
          <table:table-cell table:style-name="ce17" office:value-type="float" office:value="1199" calcext:value-type="float">
            <text:p>1199</text:p>
          </table:table-cell>
          <table:table-cell table:style-name="ce22" office:value-type="float" office:value="1989" calcext:value-type="float">
            <text:p>1989</text:p>
          </table:table-cell>
          <table:table-cell table:style-name="ce28" office:value-type="float" office:value="6854" calcext:value-type="float">
            <text:p>6854</text:p>
          </table:table-cell>
        </table:table-row>
      </table:table>
      <table:named-expressions/>
      <table:data-pilot-tables>
        <table:data-pilot-table table:name="DataPilot1" table:application-data="" table:target-range-address="'Pivot-Tabelle_Tabelle1_1'.A1:'Pivot-Tabelle_Tabelle1_1'.E11" table:buttons="'Pivot-Tabelle_Tabelle1_1'.A2 'Pivot-Tabelle_Tabelle1_1'.B1" table:show-filter-button="false" table:drill-down-on-double-click="false">
          <table:source-cell-range table:cell-range-address="Tabelle1.B1:Tabelle1.E21"/>
          <table:data-pilot-field table:source-field-name="Daten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duct" table:orientation="column" table:used-hierarchy="0" table:function="auto">
            <table:data-pilot-level table:show-empty="false">
              <table:data-pilot-members>
                <table:data-pilot-member table:name="hhvm" table:display="true" table:show-details="true"/>
                <table:data-pilot-member table:name="php5" table:display="true" table:show-details="true"/>
                <table:data-pilot-member table:name="php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urrency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questspersecond" table:orientation="data" table:used-hierarchy="0" table:function="sum">
            <table:data-pilot-level table:show-empty="false">
              <table:data-pilot-members>
                <table:data-pilot-member table:name="76" table:display="true" table:show-details="true"/>
                <table:data-pilot-member table:name="111" table:display="true" table:show-details="true"/>
                <table:data-pilot-member table:name="141" table:display="true" table:show-details="true"/>
                <table:data-pilot-member table:name="204" table:display="true" table:show-details="true"/>
                <table:data-pilot-member table:name="228" table:display="true" table:show-details="true"/>
                <table:data-pilot-member table:name="229" table:display="true" table:show-details="true"/>
                <table:data-pilot-member table:name="230" table:display="true" table:show-details="true"/>
                <table:data-pilot-member table:name="232" table:display="true" table:show-details="true"/>
                <table:data-pilot-member table:name="340" table:display="true" table:show-details="true"/>
                <table:data-pilot-member table:name="378" table:display="true" table:show-details="true"/>
                <table:data-pilot-member table:name="386" table:display="true" table:show-details="true"/>
                <table:data-pilot-member table:name="388" table:display="true" table:show-details="true"/>
                <table:data-pilot-member table:name="50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-Tabelle_Tabelle1_2'.A1:'Pivot-Tabelle_Tabelle1_2'.E11" table:buttons="'Pivot-Tabelle_Tabelle1_2'.A2 'Pivot-Tabelle_Tabelle1_2'.B1" table:show-filter-button="false" table:drill-down-on-double-click="false">
          <table:source-cell-range table:cell-range-address="Tabelle1.B1:Tabelle1.E21"/>
          <table:data-pilot-field table:source-field-name="Daten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duct" table:orientation="column" table:used-hierarchy="0" table:function="auto">
            <table:data-pilot-level table:show-empty="false">
              <table:data-pilot-members>
                <table:data-pilot-member table:name="hhvm" table:display="true" table:show-details="true"/>
                <table:data-pilot-member table:name="php5" table:display="true" table:show-details="true"/>
                <table:data-pilot-member table:name="php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ncurrency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10" table:display="true" table:show-details="true"/>
                <table:data-pilot-member table:name="20" table:display="true" table:show-details="true"/>
                <table:data-pilot-member table:name="5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ponsetime" table:orientation="data" table:used-hierarchy="0" table:function="sum">
            <table:data-pilot-level table:show-empty="false">
              <table:data-pilot-members>
                <table:data-pilot-member table:name="10" table:display="true" table:show-details="true"/>
                <table:data-pilot-member table:name="20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90" table:display="true" table:show-details="true"/>
                <table:data-pilot-member table:name="220" table:display="true" table:show-details="true"/>
                <table:data-pilot-member table:name="290" table:display="true" table:show-details="true"/>
                <table:data-pilot-member table:name="410" table:display="true" table:show-details="true"/>
                <table:data-pilot-member table:name="4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-Tabelle_20_Ecke" style:display-name="Pivot-Tabelle Ecke" style:family="table-cell" style:parent-style-name="Default"/>
    <style:style style:name="Pivot-Tabelle_20_Wert" style:display-name="Pivot-Tabelle Wert" style:family="table-cell" style:parent-style-name="Default"/>
    <style:style style:name="Pivot-Tabelle_20_Feld" style:display-name="Pivot-Tabelle Feld" style:family="table-cell" style:parent-style-name="Default"/>
    <style:style style:name="Pivot-Tabelle_20_Kategorie" style:display-name="Pivot-Tabelle Kategorie" style:family="table-cell" style:parent-style-name="Default">
      <style:table-cell-properties style:text-align-source="fix" style:repeat-content="false"/>
      <style:paragraph-properties fo:text-align="start"/>
    </style:style>
    <style:style style:name="Pivot-Tabelle_20_Titel" style:display-name="Pivot-Tabelle Titel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-Tabelle_20_Ergebnis" style:display-name="Pivot-Tabelle Ergebnis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.00.0000</text:date>, <text:time style:data-style-name="N2" text:time-value="16:39:21.71228164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elmich</meta:initial-creator>
    <meta:creation-date>2015-12-19T14:35:35.539756992</meta:creation-date>
    <dc:date>2015-12-19T20:13:00.901738883</dc:date>
    <dc:creator>Martin Helmich</dc:creator>
    <meta:editing-duration>PT46M10S</meta:editing-duration>
    <meta:editing-cycles>3</meta:editing-cycles>
    <meta:generator>LibreOffice/4.3.7.2$Linux_X86_64 LibreOffice_project/430$Build-2</meta:generator>
    <meta:document-statistic meta:table-count="3" meta:cell-count="26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62cm" svg:y="3.703cm" style:legend-expansion="high" chart:style-name="ch2"/>
        <chart:plot-area chart:style-name="ch3" table:cell-range-address="'Pivot-Tabelle_Tabelle1_1'.A2:'Pivot-Tabelle_Tabelle1_1'.D10" chart:data-source-has-labels="both" svg:x="1.331cm" svg:y="0.18cm" svg:width="12.211cm" svg:height="7.659cm">
          <chartooo:coordinate-region svg:x="2.138cm" svg:y="0.379cm" svg:width="11.124cm" svg:height="6.813cm"/>
          <chart:axis chart:dimension="x" chart:name="primary-x" chart:style-name="ch4" chartooo:axis-type="auto">
            <chartooo:date-scale/>
            <chart:title svg:x="6.466cm" svg:y="8.019cm" chart:style-name="ch5">
              <text:p>Concurrency</text:p>
            </chart:title>
            <chart:categories table:cell-range-address="'Pivot-Tabelle_Tabelle1_1'.A3:'Pivot-Tabelle_Tabelle1_1'.A10"/>
          </chart:axis>
          <chart:axis chart:dimension="y" chart:name="primary-y" chart:style-name="ch4">
            <chart:title svg:x="0.451cm" svg:y="5.654cm" chart:style-name="ch6">
              <text:p>Requests per Second</text:p>
            </chart:title>
            <chart:grid chart:style-name="ch7" chart:class="major"/>
          </chart:axis>
          <chart:series chart:style-name="ch8" chart:values-cell-range-address="'Pivot-Tabelle_Tabelle1_1'.B3:'Pivot-Tabelle_Tabelle1_1'.B10" chart:label-cell-address="'Pivot-Tabelle_Tabelle1_1'.B2:'Pivot-Tabelle_Tabelle1_1'.B2" chart:class="chart:line">
            <chart:data-point chart:repeated="8"/>
          </chart:series>
          <chart:series chart:style-name="ch9" chart:values-cell-range-address="'Pivot-Tabelle_Tabelle1_1'.C3:'Pivot-Tabelle_Tabelle1_1'.C10" chart:label-cell-address="'Pivot-Tabelle_Tabelle1_1'.C2:'Pivot-Tabelle_Tabelle1_1'.C2" chart:class="chart:line">
            <chart:data-point chart:repeated="8"/>
          </chart:series>
          <chart:series chart:style-name="ch10" chart:values-cell-range-address="'Pivot-Tabelle_Tabelle1_1'.D3:'Pivot-Tabelle_Tabelle1_1'.D10" chart:label-cell-address="'Pivot-Tabelle_Tabelle1_1'.D2:'Pivot-Tabelle_Tabelle1_1'.D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hvm</text:p>
                <draw:g>
                  <svg:desc>'Pivot-Tabelle_Tabelle1_1'.B2:'Pivot-Tabelle_Tabelle1_1'.B2</svg:desc>
                </draw:g>
              </table:table-cell>
              <table:table-cell office:value-type="string">
                <text:p>php5</text:p>
                <draw:g>
                  <svg:desc>'Pivot-Tabelle_Tabelle1_1'.C2:'Pivot-Tabelle_Tabelle1_1'.C2</svg:desc>
                </draw:g>
              </table:table-cell>
              <table:table-cell office:value-type="string">
                <text:p>php7</text:p>
                <draw:g>
                  <svg:desc>'Pivot-Tabelle_Tabelle1_1'.D2:'Pivot-Tabelle_Tabelle1_1'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ivot-Tabelle_Tabelle1_1'.A3:'Pivot-Tabelle_Tabelle1_1'.A10</svg:desc>
                </draw:g>
              </table:table-cell>
              <table:table-cell office:value-type="float" office:value="141">
                <text:p>141</text:p>
                <draw:g>
                  <svg:desc>'Pivot-Tabelle_Tabelle1_1'.B3:'Pivot-Tabelle_Tabelle1_1'.B10</svg:desc>
                </draw:g>
              </table:table-cell>
              <table:table-cell office:value-type="float" office:value="76">
                <text:p>76</text:p>
                <draw:g>
                  <svg:desc>'Pivot-Tabelle_Tabelle1_1'.C3:'Pivot-Tabelle_Tabelle1_1'.C10</svg:desc>
                </draw:g>
              </table:table-cell>
              <table:table-cell office:value-type="float" office:value="111">
                <text:p>111</text:p>
                <draw:g>
                  <svg:desc>'Pivot-Tabelle_Tabelle1_1'.D3:'Pivot-Tabelle_Tabelle1_1'.D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14">
                <text:p>514</text:p>
              </table:table-cell>
              <table:table-cell office:value-type="float" office:value="229">
                <text:p>229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232">
                <text:p>23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9">
                <text:p>509</text:p>
              </table:table-cell>
              <table:table-cell office:value-type="float" office:value="228">
                <text:p>22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5">
                <text:p>505</text:p>
              </table:table-cell>
              <table:table-cell office:value-type="float" office:value="230">
                <text:p>23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1">
                <text:p>501</text:p>
              </table:table-cell>
              <table:table-cell office:value-type="float" office:value="204">
                <text:p>20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2 0" chart:style-name="ch1">
        <chart:legend chart:legend-position="end" svg:x="14.451cm" svg:y="3.703cm" style:legend-expansion="high" chart:style-name="ch2"/>
        <chart:plot-area chart:style-name="ch3" table:cell-range-address="'Pivot-Tabelle_Tabelle1_2'.A2:'Pivot-Tabelle_Tabelle1_2'.D9" chart:data-source-has-labels="both" svg:x="1.331cm" svg:y="0.18cm" svg:width="12.8cm" svg:height="7.659cm">
          <chartooo:coordinate-region svg:x="2.138cm" svg:y="0.38cm" svg:width="11.993cm" svg:height="6.812cm"/>
          <chart:axis chart:dimension="x" chart:name="primary-x" chart:style-name="ch4" chartooo:axis-type="auto">
            <chartooo:date-scale/>
            <chart:title svg:x="6.761cm" svg:y="8.019cm" chart:style-name="ch5">
              <text:p>Concurrency</text:p>
            </chart:title>
            <chart:categories table:cell-range-address="'Pivot-Tabelle_Tabelle1_2'.A3:'Pivot-Tabelle_Tabelle1_2'.A9"/>
          </chart:axis>
          <chart:axis chart:dimension="y" chart:name="primary-y" chart:style-name="ch6">
            <chart:title svg:x="0.451cm" svg:y="5.918cm" chart:style-name="ch7">
              <text:p>Avg. Response Time (ms)</text:p>
            </chart:title>
            <chart:grid chart:style-name="ch8" chart:class="major"/>
          </chart:axis>
          <chart:series chart:style-name="ch9" chart:values-cell-range-address="'Pivot-Tabelle_Tabelle1_2'.C3:'Pivot-Tabelle_Tabelle1_2'.C9" chart:label-cell-address="'Pivot-Tabelle_Tabelle1_2'.C2:'Pivot-Tabelle_Tabelle1_2'.C2" chart:class="chart:bar">
            <chart:data-point chart:repeated="7"/>
          </chart:series>
          <chart:series chart:style-name="ch10" chart:values-cell-range-address="'Pivot-Tabelle_Tabelle1_2'.D3:'Pivot-Tabelle_Tabelle1_2'.D9" chart:label-cell-address="'Pivot-Tabelle_Tabelle1_2'.D2:'Pivot-Tabelle_Tabelle1_2'.D2" chart:class="chart:bar">
            <chart:data-point chart:repeated="7"/>
          </chart:series>
          <chart:series chart:style-name="ch11" chart:values-cell-range-address="'Pivot-Tabelle_Tabelle1_2'.B3:'Pivot-Tabelle_Tabelle1_2'.B9" chart:label-cell-address="'Pivot-Tabelle_Tabelle1_2'.B2:'Pivot-Tabelle_Tabelle1_2'.B2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5</text:p>
                <draw:g>
                  <svg:desc>'Pivot-Tabelle_Tabelle1_2'.C2:'Pivot-Tabelle_Tabelle1_2'.C2</svg:desc>
                </draw:g>
              </table:table-cell>
              <table:table-cell office:value-type="string">
                <text:p>php7</text:p>
                <draw:g>
                  <svg:desc>'Pivot-Tabelle_Tabelle1_2'.D2:'Pivot-Tabelle_Tabelle1_2'.D2</svg:desc>
                </draw:g>
              </table:table-cell>
              <table:table-cell office:value-type="string">
                <text:p>hhvm</text:p>
                <draw:g>
                  <svg:desc>'Pivot-Tabelle_Tabelle1_2'.B2:'Pivot-Tabelle_Tabelle1_2'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ivot-Tabelle_Tabelle1_2'.A3:'Pivot-Tabelle_Tabelle1_2'.A9</svg:desc>
                </draw:g>
              </table:table-cell>
              <table:table-cell office:value-type="float" office:value="10">
                <text:p>10</text:p>
                <draw:g>
                  <svg:desc>'Pivot-Tabelle_Tabelle1_2'.C3:'Pivot-Tabelle_Tabelle1_2'.C9</svg:desc>
                </draw:g>
              </table:table-cell>
              <table:table-cell office:value-type="float" office:value="10">
                <text:p>10</text:p>
                <draw:g>
                  <svg:desc>'Pivot-Tabelle_Tabelle1_2'.D3:'Pivot-Tabelle_Tabelle1_2'.D9</svg:desc>
                </draw:g>
              </table:table-cell>
              <table:table-cell office:value-type="float" office:value="10">
                <text:p>10</text:p>
                <draw:g>
                  <svg:desc>'Pivot-Tabelle_Tabelle1_2'.B3:'Pivot-Tabelle_Tabelle1_2'.B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30">
                <text:p>430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10">
                <text:p>410</text:p>
              </table:table-cell>
              <table:table-cell office:value-type="float" office:value="290">
                <text:p>29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">
                <text:p>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2cm" svg:y="3.703cm" style:legend-expansion="high" chart:style-name="ch2"/>
        <chart:plot-area chart:style-name="ch3" table:cell-range-address="'Pivot-Tabelle_Tabelle1_1'.A4:'Pivot-Tabelle_Tabelle1_1'.D10 'Pivot-Tabelle_Tabelle1_1'.B2:'Pivot-Tabelle_Tabelle1_1'.D2" chart:data-source-has-labels="both" svg:x="1.331cm" svg:y="0.18cm" svg:width="12.211cm" svg:height="7.659cm">
          <chartooo:coordinate-region svg:x="2.138cm" svg:y="0.379cm" svg:width="11.124cm" svg:height="6.813cm"/>
          <chart:axis chart:dimension="x" chart:name="primary-x" chart:style-name="ch4" chartooo:axis-type="auto">
            <chart:title svg:x="6.466cm" svg:y="8.019cm" chart:style-name="ch5">
              <text:p>Concurrency</text:p>
            </chart:title>
            <chart:categories table:cell-range-address="'Pivot-Tabelle_Tabelle1_1'.A4:'Pivot-Tabelle_Tabelle1_1'.A10"/>
          </chart:axis>
          <chart:axis chart:dimension="y" chart:name="primary-y" chart:style-name="ch6">
            <chart:title svg:x="0.451cm" svg:y="5.654cm" chart:style-name="ch7">
              <text:p>Requests per Second</text:p>
            </chart:title>
            <chart:grid chart:style-name="ch8" chart:class="major"/>
          </chart:axis>
          <chart:series chart:style-name="ch9" chart:values-cell-range-address="'Pivot-Tabelle_Tabelle1_1'.B4:'Pivot-Tabelle_Tabelle1_1'.B10" chart:label-cell-address="'Pivot-Tabelle_Tabelle1_1'.B2:'Pivot-Tabelle_Tabelle1_1'.B2" chart:class="chart:scatter">
            <chart:domain table:cell-range-address="'Pivot-Tabelle_Tabelle1_1'.A4:'Pivot-Tabelle_Tabelle1_1'.A10"/>
            <chart:data-point chart:repeated="7"/>
          </chart:series>
          <chart:series chart:style-name="ch10" chart:values-cell-range-address="'Pivot-Tabelle_Tabelle1_1'.C4:'Pivot-Tabelle_Tabelle1_1'.C10" chart:label-cell-address="'Pivot-Tabelle_Tabelle1_1'.C2:'Pivot-Tabelle_Tabelle1_1'.C2" chart:class="chart:scatter">
            <chart:data-point chart:repeated="7"/>
          </chart:series>
          <chart:series chart:style-name="ch11" chart:values-cell-range-address="'Pivot-Tabelle_Tabelle1_1'.D4:'Pivot-Tabelle_Tabelle1_1'.D10" chart:label-cell-address="'Pivot-Tabelle_Tabelle1_1'.D2:'Pivot-Tabelle_Tabelle1_1'.D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hvm</text:p>
                <draw:g>
                  <svg:desc>'Pivot-Tabelle_Tabelle1_1'.B2:'Pivot-Tabelle_Tabelle1_1'.B2</svg:desc>
                </draw:g>
              </table:table-cell>
              <table:table-cell office:value-type="string">
                <text:p>php5</text:p>
                <draw:g>
                  <svg:desc>'Pivot-Tabelle_Tabelle1_1'.C2:'Pivot-Tabelle_Tabelle1_1'.C2</svg:desc>
                </draw:g>
              </table:table-cell>
              <table:table-cell office:value-type="string">
                <text:p>php7</text:p>
                <draw:g>
                  <svg:desc>'Pivot-Tabelle_Tabelle1_1'.D2:'Pivot-Tabelle_Tabelle1_1'.D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Pivot-Tabelle_Tabelle1_1'.A4:'Pivot-Tabelle_Tabelle1_1'.A10</svg:desc>
                </draw:g>
              </table:table-cell>
              <table:table-cell office:value-type="float" office:value="514">
                <text:p>514</text:p>
                <draw:g>
                  <svg:desc>'Pivot-Tabelle_Tabelle1_1'.B4:'Pivot-Tabelle_Tabelle1_1'.B10</svg:desc>
                </draw:g>
              </table:table-cell>
              <table:table-cell office:value-type="float" office:value="229">
                <text:p>229</text:p>
                <draw:g>
                  <svg:desc>'Pivot-Tabelle_Tabelle1_1'.C4:'Pivot-Tabelle_Tabelle1_1'.C10</svg:desc>
                </draw:g>
              </table:table-cell>
              <table:table-cell office:value-type="float" office:value="378">
                <text:p>378</text:p>
                <draw:g>
                  <svg:desc>'Pivot-Tabelle_Tabelle1_1'.D4:'Pivot-Tabelle_Tabelle1_1'.D10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232">
                <text:p>23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9">
                <text:p>509</text:p>
              </table:table-cell>
              <table:table-cell office:value-type="float" office:value="228">
                <text:p>22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05">
                <text:p>505</text:p>
              </table:table-cell>
              <table:table-cell office:value-type="float" office:value="230">
                <text:p>23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01">
                <text:p>501</text:p>
              </table:table-cell>
              <table:table-cell office:value-type="float" office:value="204">
                <text:p>20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